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Nimbus Mono L" svg:font-family="'Nimbus Mono 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table-properties style:width="9.467cm" fo:margin-left="3.836cm" fo:margin-right="2.618cm" table:align="margins" style:writing-mode="lr-tb"/>
    </style:style>
    <style:style style:name="Table1.A" style:family="table-column">
      <style:table-column-properties style:column-width="4.207cm" style:rel-column-width="29122*"/>
    </style:style>
    <style:style style:name="Table1.B" style:family="table-column">
      <style:table-column-properties style:column-width="5.26cm" style:rel-column-width="36413*"/>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A2"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4" style:family="paragraph" style:parent-style-name="Standard">
      <style:paragraph-properties fo:margin-left="0cm" fo:margin-right="0cm" fo:text-indent="0.026cm" style:auto-text-indent="false">
        <style:tab-stops/>
      </style:paragraph-properties>
    </style:style>
    <style:style style:name="P5" style:family="paragraph" style:parent-style-name="Standard">
      <style:paragraph-properties fo:margin-left="0cm" fo:margin-right="0cm" fo:text-indent="0.026cm" style:auto-text-indent="false">
        <style:tab-stops/>
      </style:paragraph-properties>
      <style:text-properties officeooo:paragraph-rsid="000f346d"/>
    </style:style>
    <style:style style:name="P6" style:family="paragraph" style:parent-style-name="Text_20_body">
      <style:text-properties officeooo:paragraph-rsid="00112917"/>
    </style:style>
    <style:style style:name="P7" style:family="paragraph" style:parent-style-name="Text_20_body">
      <style:text-properties officeooo:paragraph-rsid="00116a50"/>
    </style:style>
    <style:style style:name="P8" style:family="paragraph" style:parent-style-name="Standard" style:list-style-name="L1"/>
    <style:style style:name="P9" style:family="paragraph" style:parent-style-name="Standard" style:list-style-name="L1">
      <style:text-properties officeooo:rsid="000f346d" officeooo:paragraph-rsid="000f346d"/>
    </style:style>
    <style:style style:name="P10" style:family="paragraph" style:parent-style-name="Standard" style:list-style-name="L1">
      <style:paragraph-properties fo:margin-left="1.27cm" fo:margin-right="0cm" fo:text-indent="-0.635cm" style:auto-text-indent="false"/>
      <style:text-properties officeooo:rsid="000f346d" officeooo:paragraph-rsid="000f346d"/>
    </style:style>
    <style:style style:name="P11" style:family="paragraph" style:parent-style-name="Heading" style:master-page-name="Standard">
      <style:paragraph-properties style:page-number="auto"/>
      <style:text-properties fo:font-size="18pt" fo:font-weight="bold" style:font-size-asian="18pt" style:font-weight-asian="bold"/>
    </style:style>
    <style:style style:name="P12" style:family="paragraph" style:parent-style-name="Text_20_body">
      <style:text-properties officeooo:rsid="00116a50" officeooo:paragraph-rsid="00116a50"/>
    </style:style>
    <style:style style:name="P13" style:family="paragraph" style:parent-style-name="Text_20_body">
      <style:text-properties officeooo:rsid="00112917" officeooo:paragraph-rsid="00112917"/>
    </style:style>
    <style:style style:name="P14" style:family="paragraph" style:parent-style-name="Text_20_body">
      <style:text-properties officeooo:paragraph-rsid="00112917"/>
    </style:style>
    <style:style style:name="P15" style:family="paragraph" style:parent-style-name="Text_20_body">
      <style:text-properties officeooo:paragraph-rsid="00149496"/>
    </style:style>
    <style:style style:name="P16" style:family="paragraph" style:parent-style-name="Text_20_body" style:list-style-name="L2">
      <style:text-properties officeooo:paragraph-rsid="00149496"/>
    </style:style>
    <style:style style:name="P17" style:family="paragraph" style:parent-style-name="Text_20_body" style:list-style-name="L2">
      <style:text-properties officeooo:paragraph-rsid="00166d19"/>
    </style:style>
    <style:style style:name="P18" style:family="paragraph" style:parent-style-name="Text_20_body">
      <style:text-properties officeooo:paragraph-rsid="00166d19"/>
    </style:style>
    <style:style style:name="P19" style:family="paragraph" style:parent-style-name="Text_20_body">
      <style:text-properties officeooo:paragraph-rsid="00168e67"/>
    </style:style>
    <style:style style:name="P20" style:family="paragraph" style:parent-style-name="Text_20_body">
      <style:text-properties officeooo:paragraph-rsid="00181d6b"/>
    </style:style>
    <style:style style:name="T1" style:family="text">
      <style:text-properties officeooo:rsid="000e2fcb"/>
    </style:style>
    <style:style style:name="T2" style:family="text">
      <style:text-properties officeooo:rsid="000c8d2f"/>
    </style:style>
    <style:style style:name="T3" style:family="text">
      <style:text-properties officeooo:rsid="000f346d"/>
    </style:style>
    <style:style style:name="T4" style:family="text">
      <style:text-properties style:text-position="super 58%" officeooo:rsid="000f346d"/>
    </style:style>
    <style:style style:name="T5" style:family="text">
      <style:text-properties style:text-position="super 58%" officeooo:rsid="00166d19"/>
    </style:style>
    <style:style style:name="T6" style:family="text">
      <style:text-properties officeooo:rsid="00112917"/>
    </style:style>
    <style:style style:name="T7" style:family="text">
      <style:text-properties officeooo:rsid="00116a50"/>
    </style:style>
    <style:style style:name="T8" style:family="text">
      <style:text-properties officeooo:rsid="0012ae40"/>
    </style:style>
    <style:style style:name="T9" style:family="text">
      <style:text-properties officeooo:rsid="00149496"/>
    </style:style>
    <style:style style:name="T10" style:family="text">
      <style:text-properties officeooo:rsid="00166d19"/>
    </style:style>
    <style:style style:name="T11" style:family="text">
      <style:text-properties style:font-name="Nimbus Mono L" officeooo:rsid="00166d19"/>
    </style:style>
    <style:style style:name="T12" style:family="text">
      <style:text-properties style:font-name="Nimbus Mono L" officeooo:rsid="00168e67"/>
    </style:style>
    <style:style style:name="T13" style:family="text">
      <style:text-properties officeooo:rsid="00168e67"/>
    </style:style>
    <style:style style:name="T14" style:family="text">
      <style:text-properties officeooo:rsid="00181d6b"/>
    </style:style>
    <style:style style:name="T15" style:family="text">
      <style:text-properties officeooo:rsid="00198c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lease <text:span text:style-name="T1">2</text:span> Summary</text:p>
      <text:p text:style-name="P3">Team Anonymous</text:p>
      <table:table table:name="Table1" table:style-name="Table1">
        <table:table-column table:style-name="Table1.A"/>
        <table:table-column table:style-name="Table1.B"/>
        <table:table-row table:style-name="Table1.1">
          <table:table-cell table:style-name="Table1.A1" office:value-type="string">
            <text:p text:style-name="P2">Student Number</text:p>
          </table:table-cell>
          <table:table-cell table:style-name="Table1.A1" office:value-type="string">
            <text:p text:style-name="P2">Team Member Name</text:p>
          </table:table-cell>
        </table:table-row>
        <table:table-row table:style-name="Table1.1">
          <table:table-cell table:style-name="Table1.A2" office:value-type="float" office:value="7538073">
            <text:p text:style-name="Standard">7538073</text:p>
          </table:table-cell>
          <table:table-cell table:style-name="Table1.A1" office:value-type="string">
            <text:p text:style-name="Standard">Alexander Covlin</text:p>
          </table:table-cell>
        </table:table-row>
        <table:table-row table:style-name="Table1.1">
          <table:table-cell table:style-name="Table1.A2" office:value-type="float" office:value="8311382">
            <text:p text:style-name="Standard">8311382</text:p>
          </table:table-cell>
          <table:table-cell table:style-name="Table1.A1" office:value-type="string">
            <text:p text:style-name="Standard">Michael Munchin</text:p>
          </table:table-cell>
        </table:table-row>
        <table:table-row table:style-name="Table1.1">
          <table:table-cell table:style-name="Table1.A1" office:value-type="string">
            <text:p text:style-name="Standard">7377495</text:p>
          </table:table-cell>
          <table:table-cell table:style-name="Table1.A1" office:value-type="string">
            <text:p text:style-name="Standard">Luke Durkan</text:p>
          </table:table-cell>
        </table:table-row>
        <table:table-row table:style-name="Table1.1">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 <text:bookmark text:name="_GoBack"/></text:p>
      <text:p text:style-name="Standard">Version: 1.0</text:p>
      <text:p text:style-name="Standard">Date: <text:span text:style-name="T1">23/10</text:span>/2012</text:p>
      <text:h text:style-name="Heading_20_1" text:outline-level="1"><text:bookmark-start text:name="__RefHeading__2292_1467812947"/><text:bookmark text:name="_Toc332912729"/>Customer Engagement Summary<text:bookmark-end text:name="__RefHeading__2292_1467812947"/></text:h>
      <text:p text:style-name="Standard">The customer has engaged successfully throughout the weekly meetings, and has offered good advise in the following areas:</text:p>
      <text:list xml:id="list11697259591" text:style-name="L1">
        <text:list-item>
          <text:p text:style-name="P8">GUI design of the Desktop Application.</text:p>
          <text:list>
            <text:list-item>
              <text:p text:style-name="P9">Offering advise on the results layouts.</text:p>
            </text:list-item>
            <text:list-item>
              <text:p text:style-name="P9">Offering advise of what he would like on the reporting functions.</text:p>
            </text:list-item>
          </text:list>
        </text:list-item>
        <text:list-item>
          <text:p text:style-name="P10">Encouragement of the development of Android based platforms and comparisons to other mobile platform offerings.</text:p>
        </text:list-item>
      </text:list>
      <text:p text:style-name="P5"><text:span text:style-name="T3">The customer also actively engaged in story selection throughout the iteration planning, and the development team took those requirements on-board and attempted their best to deliver them. (Several stories where added for the 4</text:span><text:span text:style-name="T4">th</text:span><text:span text:style-name="T3"> iteration, most of which were planned for iteration 5).</text:span></text:p>
      <text:p text:style-name="P4">Engagement with the customer was primarily through the weekly meetings with the <text:span text:style-name="T2">occasional</text:span> email to clarify items, however emails were rare since we got through all items in the <text:span text:style-name="T2">meeting</text:span> with the customer.</text:p>
      <text:p text:style-name="P4">Customer appeared to be happy with the progress at each meeting, and didn't really have to drive the direction of development.</text:p>
      <text:p text:style-name="P4">Customer was also happy to discuss other matters, including CI setup, overall progress in relation to the bigger picture, etc. <text:span text:style-name="T8">Meetings themselves were very relaxed.</text:span></text:p>
      <text:h text:style-name="Heading_20_1" text:outline-level="1"><text:soft-page-break/>Teamwork Notes Summary</text:h>
      <text:p text:style-name="P6"><text:span text:style-name="T6">We didn't change too many procedures for the second release, as the current </text:span><text:span text:style-name="T7">workflow</text:span><text:span text:style-name="T6"> procedures worked well in release 1, (and as a team we developed a releasable product </text:span><text:span text:style-name="T7">in release 1</text:span><text:span text:style-name="T6">).</text:span></text:p>
      <text:p text:style-name="Text_20_body">Overall the team worked well, utilising IM (instant messaging) heavily to rapid QA sessions about functionality and how to do things (as part of our knowledge share strategy). <text:span text:style-name="T7">Email played a lessor secondary role, mainly reserved for the more formal status reports and group discussions. We also meet face-to-face twice a week to cover any issues during the development.</text:span></text:p>
      <text:p text:style-name="P12">Planning in some respects was driven by only 1-2 team members with consultation with the customer (who was happy with our planning – it was like we were on the same page as the customer), with input into what was possible by ALL team members in each iteration. (We didn't want to overload the team). Planning discussions also included notes on stories to be developed as well as clarifications on what we were going to do. (Ultimately the plan was an all-round consensus). Also planning in our setup was mainly for the next iteration, but also looking forward to ensure that all task/story dependencies were accounted for.</text:p>
      <text:p text:style-name="P13">Code reviews were typically done 2 days before meeting with the customer to ensure we had something to deliver and demonstrate and also ensured that the team understood the entire setup of the engine and applications. We also did not enforce the original author of the code to fix bugs, trivial items would be fixed by the reviewer (and additional unit tests written to take into account the fixed bug).</text:p>
      <text:p text:style-name="P7"><text:span text:style-name="T6">We typically enforced the notation that who ever wrote the code for a section, would not write the unit tests for that some section of code. This was relaxed for the UI and UAT on Android due to the extreme learning curve with Android development. This however did not extend to the shared non-UI class tests on Android. (So things like the solar setup classes, and solar results classes, etc – anything not UI based). </text:span><text:span text:style-name="T7">Currently we have over 550 unit tests and approx 75 UATs, which enforces the unit testing side of Agile/XP.</text:span></text:p>
      <text:p text:style-name="P6"><text:span text:style-name="T6">We used Hudson heavily for CI over the course of the application development cycle, and while it was difficult to get working with Android </text:span><text:span text:style-name="T7">Test Harness</text:span><text:span text:style-name="T6">, we managed to do so. </text:span><text:span text:style-name="T7"><text:s/>Hudson was also configured to build within 15 minutes of a commit to GitHub, offering true continuous integration. Additionally, through Hudson we kept track of “Who broke the build” the most, and especially what tests were failing.</text:span></text:p>
      <text:h text:style-name="Heading_20_1" text:outline-level="1"><text:span text:style-name="T9">Release 2 Change Log</text:span></text:h>
      <text:p text:style-name="P15"><text:span text:style-name="T9">The main changes from release 1 to release 2 were:</text:span></text:p>
      <text:list xml:id="list1689769534" text:style-name="L2">
        <text:list-item>
          <text:p text:style-name="P16"><text:span text:style-name="T9">Development of the Android Based Application.</text:span></text:p>
        </text:list-item>
        <text:list-item>
          <text:p text:style-name="P16"><text:span text:style-name="T9">Addition of tariff information </text:span><text:span text:style-name="T10">into the calculations</text:span></text:p>
        </text:list-item>
        <text:list-item>
          <text:p text:style-name="P17"><text:span text:style-name="T10">Export of additional information like efficiency rates, power generation, investment rates, etc. so they are visible by the user (and not hidden in the calculation engine).</text:span></text:p>
        </text:list-item>
        <text:list-item>
          <text:p text:style-name="P17"><text:span text:style-name="T10">Ability to save and restore the current result sets for future analysis.</text:span></text:p>
        </text:list-item>
        <text:list-item>
          <text:p text:style-name="P17"><text:span text:style-name="T10">Ability to generate reports for printing on the desktop application.</text:span></text:p>
        </text:list-item>
      </text:list>
      <text:h text:style-name="Heading_20_1" text:outline-level="1"><text:soft-page-break/><text:span text:style-name="T10">System Design</text:span></text:h>
      <text:p text:style-name="P18"><text:span text:style-name="T10">The Main calculation engine consists of a single SOAP based web service (with a single API call) to calculate all the information which is returned as a simple XML document.</text:span></text:p>
      <text:p text:style-name="P18"><text:span text:style-name="T10">GAE also hosts a number of data store components that allows sharing of inverter, location, panel, and tariff information. These are hosted as separate servlets on GAE, which allows upgrading of single components without impacting on other sections of the servlets hosted on GAE.</text:span></text:p>
      <text:p text:style-name="P18"><text:span text:style-name="T10">Both applications were developed around the same Wizard based paradigm in which the user steps through a series of steps inputting information. This was done to lessen the information load on the user of the system. We believe this was the correct approach in such a data heavy application. (This also made working on sections of the application easier as different people could work on different sections of the application with little fear to breaking someone else's work).</text:span></text:p>
      <text:p text:style-name="P18"><text:span text:style-name="T10">The original design of the desktop application was to separate any non UI code from UI code to allow sharing of items like class files, client connection class files, etc which lead to an extensible setup. (The main objective was to share as much code between our two user applications – however due to differences on the Android platform, this wasn't possible). Our build scripts still build a client application library JAR file that other applications can use to talk to our service with ease!</text:span></text:p>
      <text:p text:style-name="P18"><text:span text:style-name="T10">The Android application makes the most of the Android platform as well as sensors available for things like GPS, compass etc.</text:span></text:p>
      <text:p text:style-name="P18"><text:span text:style-name="T10">The Desktop application does have some additional functionality over Android, in the ability to display a report for easy printing. (Printing support is lacking on Android and requires the use of 3</text:span><text:span text:style-name="T5">rd</text:span><text:span text:style-name="T10"> party libraries – due to the design, we could do this in future if we had time/energy).</text:span></text:p>
      <text:p text:style-name="P18"><text:span text:style-name="T10">System UML diagrams are located in the </text:span><text:span text:style-name="T11">/Documentation/Diagram</text:span><text:span text:style-name="T10"> folders for each part of the system.</text:span></text:p>
      <text:h text:style-name="Heading_20_1" text:outline-level="1"><text:span text:style-name="T13">Server Design</text:span></text:h>
      <text:p text:style-name="P19"><text:span text:style-name="T13">The </text:span><text:span text:style-name="T10">Main calculation engine consists of a single SOAP based web service (with a single API call) to calculate all the information which is returned as a simple XML document.</text:span></text:p>
      <text:p text:style-name="P19"><text:span text:style-name="T13">This is the </text:span><text:span text:style-name="T12">SolarCalculator </text:span><text:span text:style-name="T13">class file.</text:span></text:p>
      <text:p text:style-name="P19"><text:span text:style-name="T10">GAE also hosts a number of data store components that allows sharing of inverter, location, panel, and tariff information. These are hosted as separate servlets on GAE, which allows upgrading of single components without impacting on other sections of the servlets hosted on GAE.</text:span></text:p>
      <text:p text:style-name="P19"><text:span text:style-name="T13">The main SOAP library is JAXB based and we utilise traditional servlet setups on GAE. (Which incidentally GAE doesn't natively support, you need to write them yourself).</text:span></text:p>
      <text:h text:style-name="Heading_20_1" text:outline-level="1"><text:span text:style-name="T13">Application Design </text:span></text:h>
      <text:p text:style-name="P19"><text:span text:style-name="T13">Both Desktop and Mobile Application are based on the Wizard paradigm to let the user navigate through the application with ease.</text:span></text:p>
      <text:p text:style-name="P19"><text:soft-page-break/><text:span text:style-name="T13">The Main application classes, hold a list of sub-panels in the application, and will display these in order, as the user navigates through the application (via the Next/Back buttons). Navigation ceases in the event of non-invalid input as well.</text:span></text:p>
      <text:p text:style-name="P19"><text:span text:style-name="T13">The main differences in the two applications are the libraries used to talk to the service on GAE.</text:span></text:p>
      <text:p text:style-name="P19"><text:span text:style-name="T13">The desktop application uses the traditional JAVA JAXB libraries, which developed several connection libraries based on the exported WSDL documment. There is nothing really special in this part of the application. The application also uses JAXB to store the results of the calculations into files on the local harddrive. (We decided not to use some form of cloud storage engine due to privacy concerns).</text:span></text:p>
      <text:p text:style-name="P19"><text:span text:style-name="T13">Android application development was hindered due to Android not having JAXB compatible support. </text:span><text:span text:style-name="T14">(which meant not sharing a lot of code). </text:span><text:span text:style-name="T13">On Android, we utilised both KSOAP2 for SOAP transport and SimpleXML for XML to POJO conversion as needed. (Note: The main call that sends a complete SolarSetup and returns a SolarResult reply is done manually bypassing the use of KSOAP2 due to limitations in KSOAP2, hence the raw HttpConnection calls). </text:span><text:span text:style-name="T14">(Note: while KSOAP2 has it's own XML Marshalling engine, it is very limited compared to what SimpleXML offers). </text:span><text:span text:style-name="T15">On Android, all results are saved to a local SQLite database instance automatically on return of a result, however these can be managed via the main application menu if needed.</text:span></text:p>
      <text:p text:style-name="P20"><text:span text:style-name="T14">Mapping utilised both OpenStreetView and GoogleMaps for Dekstop and Android platforms respectively.</text:span></text:p>
      <text:p text:style-name="P19"><text:span text:style-name="T13">Incidentally both desktop and mobile use the same charting library for the graphs, which made development and support each one a little easier. (jFreeChart on desktop and aFreeChart on Android).</text:span></text:p>
      <text:p text:style-name="P19"><text:span text:style-name="T13"/></text:p>
      <text:p text:style-name="P19"><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Nimbus Mono L" svg:font-family="'Nimbus Mono 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AR PL ShanHeiSun Uni" style:font-size-asian="11pt" style:language-asian="en" style:country-asian="A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size="10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0099ff" style:font-name="Verdana1" fo:font-size="20pt" fo:font-weight="bold"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keep-with-next="always">
        <style:tab-stops>
          <style:tab-stop style:position="15.921cm" style:type="right"/>
        </style:tab-stops>
      </style:paragraph-properties>
      <style:text-properties fo:color="#0099ff" fo:font-size="15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keep-with-next="always">
        <style:tab-stops>
          <style:tab-stop style:position="15.921cm" style:type="right"/>
        </style:tab-stops>
      </style:paragraph-properties>
      <style:text-properties fo:color="#0099ff" fo:font-size="12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0099ff" style:font-name="Verdana" fo:font-weight="normal" style:font-weight-asian="bold" style:font-weight-complex="bold"/>
    </style:style>
    <style:style style:name="Title" style:family="paragraph" style:parent-style-name="Standard" style:next-style-name="Subtitle" style:default-outline-level="" style:class="chapter">
      <style:paragraph-properties fo:margin-top="0cm" fo:margin-bottom="0.847cm" style:contextual-spacing="false"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100%" fo:margin-left="0cm" fo:margin-right="0cm" fo:margin-top="0.847cm" fo:margin-bottom="0.176cm" style:contextual-spacing="false" fo:text-indent="0cm" style:auto-text-indent="false">
        <style:tab-stops>
          <style:tab-stop style:position="15.903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847cm" fo:margin-bottom="0cm" style:contextual-spacing="false" fo:line-height="115%" fo:keep-together="always" text:number-lines="false" text:line-number="0">
        <style:tab-stops/>
      </style:paragraph-properties>
      <style:text-properties fo:color="#365f91" style:font-name="Cambria" fo:font-size="16pt" fo:language="en" fo:country="US" fo:font-weight="bold" style:font-size-asian="16pt" style:font-weight-asian="bold" style:font-size-complex="14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e2fcb"/>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Release <text:span text:style-name="MT1">2</text:span> Summary<text:tab/><text:tab/>Team Anonymous</text:p>
      </style:header>
      <style:footer>
        <text:p text:style-name="MP1"><text:page-number text:select-page="current">4</text:page-number></text:p>
      </style:footer>
    </style:master-page>
    <style:master-page style:name="Converted1" style:page-layout-name="Mpm1">
      <style:header>
        <text:p text:style-name="Header">Iteration 3 Plan<text:tab/><text:tab/>Team Anonymous</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omas</meta:initial-creator>
    <dc:creator>Darran Kartaschew</dc:creator>
    <meta:editing-cycles>163</meta:editing-cycles>
    <meta:print-date>2012-08-16T10:36:00</meta:print-date>
    <meta:creation-date>2012-08-10T05:32:00</meta:creation-date>
    <dc:date>2012-10-23T17:12:21</dc:date>
    <meta:editing-duration>PT5H24M50S</meta:editing-duration>
    <meta:generator>LibreOffice/3.6$Linux_X86_64 LibreOffice_project/360m1$Build-2</meta:generator>
    <meta:document-statistic meta:table-count="1" meta:image-count="0" meta:object-count="0" meta:page-count="4" meta:paragraph-count="64" meta:word-count="1476" meta:character-count="9004" meta:non-whitespace-character-count="7594"/>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